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 &amp; guessing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umber of rounds/turns left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how can I make it fullscreen / disable drag to show the url bar?</text:p>
          </table:table-cell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2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0">
          <table:table-cell table:style-name="ce32" office:value-type="string" calcext:value-type="string">
            <text:p>make objects rotat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BUG: object jumps instead of turning, when it has been only clicked and not also moved befor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nimate addition of points &amp; messag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0">
          <table:table-cell table:style-name="ce21" office:value-type="string" calcext:value-type="string">
            <text:p>shrink-to-fit screen for screens with lower resolutions</text:p>
          </table:table-cell>
          <table:table-cell table:style-name="ce33" table:number-columns-repeated="2"/>
          <table:table-cell/>
          <table:table-cell table:style-name="ce27" office:value-type="string" calcext:value-type="string">
            <text:p>there seems to be no way to accomplish this while using the current pixel dependend drag&amp;drop mechanism :(</text:p>
          </table:table-cell>
          <table:table-cell table:number-columns-repeated="5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23:58:47.72179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3-24T01:07:58.687156883</dc:date>
    <meta:editing-duration>P2DT12H15M8S</meta:editing-duration>
    <meta:editing-cycles>91</meta:editing-cycles>
    <meta:document-statistic meta:table-count="1" meta:cell-count="130" meta:object-count="0"/>
  </office:meta>
</office:document-meta>
</file>